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VersionList.xml" manifest:media-type=""/>
  <manifest:file-entry manifest:full-path="Versions/Version2" manifest:media-type=""/>
  <manifest:file-entry manifest:full-path="Versions/Version1" manifest:media-type="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/>
    <style:font-face style:name="Noto Sans Devanagari1" svg:font-family="'Noto Sans Devanagari'" style:font-family-generic="swiss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14ce70" officeooo:paragraph-rsid="0014ce70"/>
    </style:style>
    <style:style style:name="T1" style:family="text">
      <style:text-properties officeooo:rsid="0015baa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llo <text:span text:style-name="T1">World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/>
    <style:font-face style:name="Noto Sans Devanagari1" svg:font-family="'Noto Sans Devanagari'" style:font-family-generic="swiss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ans" fo:font-size="12pt" fo:language="de" fo:country="DE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49mm" style:writing-mode="page"/>
      <style:text-properties style:use-window-font-color="true" style:font-name="Liberation Sans" fo:font-size="12pt" fo:language="de" fo:country="DE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1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name="Liberation Sans" fo:font-family="'Liberation Sans'" style:font-family-generic="swiss"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style:font-name="Liberation Sans" fo:font-family="'Liberation Sans'" style:font-family-generic="swiss"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" fo:font-family="'Liberation Sans'" style:font-family-generic="swiss"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nuel Reimer</meta:initial-creator>
    <meta:creation-date>2017-11-01T13:53:24.876795503</meta:creation-date>
    <dc:date>2017-11-01T13:54:33.476338621</dc:date>
    <dc:creator>Manuel Reimer</dc:creator>
    <meta:editing-duration>PT1M9S</meta:editing-duration>
    <meta:editing-cycles>3</meta:editing-cycles>
    <meta:generator>LibreOffice/5.3.6.1$Linux_X86_64 LibreOffice_project/30m0$Build-1</meta:generator>
    <meta:document-statistic meta:table-count="0" meta:image-count="0" meta:object-count="0" meta:page-count="1" meta:paragraph-count="1" meta:word-count="2" meta:character-count="11" meta:non-whitespace-character-count="10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Initial version" VL:creator="Manuel Reimer" dc:date-time="2017-11-01T13:54:13"/>
  <VL:version-entry VL:title="Version2" VL:comment="Added &quot;World&quot;" VL:creator="Manuel Reimer" dc:date-time="2017-11-01T13:54:33"/>
</VL:version-list>
</file>